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2pt" svg:height="254.86pt" svg:x="34.24pt" svg:y="68.91pt">
            <draw:object draw:notify-on-update-of-ranges="Sheet1.C1:Sheet1.C3 Sheet1.D1:Sheet1.D3 Sheet1.E1:Sheet1.E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float" office:value="0.000001" calcext:value-type="float">
            <text:p>1E-06</text:p>
          </table:table-cell>
          <table:table-cell office:value-type="float" office:value="0.00006" calcext:value-type="float">
            <text:p>6E-05</text:p>
          </table:table-cell>
          <table:table-cell office:value-type="string" calcext:value-type="string">
            <text:p>5x5</text:p>
          </table:table-cell>
          <table:table-cell table:formula="of:=LOG([.B1]; 10)" office:value-type="float" office:value="-4.22184874961636" calcext:value-type="float">
            <text:p>-4.22184874961636</text:p>
          </table:table-cell>
          <table:table-cell table:formula="of:=LOG([.A1]; 10)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067639" calcext:value-type="float">
            <text:p>0.067639</text:p>
          </table:table-cell>
          <table:table-cell office:value-type="string" calcext:value-type="string">
            <text:p>50x50</text:p>
          </table:table-cell>
          <table:table-cell table:formula="of:=LOG([.B2]; 10)" office:value-type="float" office:value="-1.16980282179713" calcext:value-type="float">
            <text:p>-1.16980282179713</text:p>
          </table:table-cell>
          <table:table-cell table:formula="of:=LOG([.A2]; 10)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.845" calcext:value-type="float">
            <text:p>1.845</text:p>
          </table:table-cell>
          <table:table-cell office:value-type="float" office:value="91.176188" calcext:value-type="float">
            <text:p>91.176188</text:p>
          </table:table-cell>
          <table:table-cell office:value-type="string" calcext:value-type="string">
            <text:p>500x500</text:p>
          </table:table-cell>
          <table:table-cell table:formula="of:=LOG([.B3]; 10)" office:value-type="float" office:value="1.95988143075723" calcext:value-type="float">
            <text:p>1.95988143075723</text:p>
          </table:table-cell>
          <table:table-cell table:formula="of:=LOG([.A3]; 10)" office:value-type="float" office:value="0.265996370495079" calcext:value-type="float">
            <text:p>0.265996370495079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Python</text:p>
          </table:table-cell>
          <table:table-cell/>
          <table:table-cell office:value-type="string" calcext:value-type="string">
            <text:p>log base 1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0">00/00/0000</text:date>, <text:time style:data-style-name="N2" text:time-value="00:16:45.97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9T22:32:10.325000000</meta:creation-date>
    <dc:date>2020-11-10T00:20:03.807000000</dc:date>
    <meta:editing-duration>PT9M29S</meta:editing-duration>
    <meta:editing-cycles>2</meta:editing-cycles>
    <meta:generator>LibreOffice/6.2.5.2$Windows_X86_64 LibreOffice_project/1ec314fa52f458adc18c4f025c545a4e8b22c159</meta:generator>
    <meta:document-statistic meta:table-count="1" meta:cell-count="18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9cm" svg:height="8.992cm" xlink:href=".." xlink:type="simple" chart:class="chart:bar" chart:style-name="ch1">
        <chart:title svg:x="7.349cm" svg:y="0.314cm" chart:style-name="ch2">
          <text:p>Chart</text:p>
        </chart:title>
        <chart:legend chart:legend-position="end" svg:x="14.149cm" svg:y="3.948cm" style:legend-expansion="high" chart:style-name="ch3"/>
        <chart:plot-area chart:style-name="ch4" table:cell-range-address="Sheet1.C1:Sheet1.E3" chart:data-source-has-labels="both" svg:x="1.265cm" svg:y="1.246cm" svg:width="12.513cm" svg:height="6.558cm">
          <chartooo:coordinate-region svg:x="1.834cm" svg:y="1.445cm" svg:width="11.944cm" svg:height="6.16cm"/>
          <chart:axis chart:dimension="x" chart:name="primary-x" chart:style-name="ch5" chartooo:axis-type="auto">
            <chartooo:date-scale/>
            <chart:title svg:x="6.71cm" svg:y="7.984cm" chart:style-name="ch6">
              <text:p>Matrix size</text:p>
            </chart:title>
            <chart:categories table:cell-range-address="Sheet1.C1:Sheet1.C3"/>
          </chart:axis>
          <chart:axis chart:dimension="y" chart:name="primary-y" chart:style-name="ch7">
            <chart:title svg:x="0.399cm" svg:y="7.334cm" chart:style-name="ch8">
              <text:p>Executed time in seconds (base log 10)</text:p>
            </chart:title>
            <chart:grid chart:style-name="ch9" chart:class="major"/>
          </chart:axis>
          <chart:series chart:style-name="ch10" chart:values-cell-range-address="Sheet1.D1:Sheet1.D3" loext:label-string="python" chart:class="chart:bar">
            <chart:data-point chart:repeated="3"/>
            <loext:propertry-mapping loext:property="BorderColor" loext:cell-range-address=""/>
          </chart:series>
          <chart:series chart:style-name="ch11" chart:values-cell-range-address="Sheet1.E1:Sheet1.E3" loext:label-string="c" chart:class="chart:bar">
            <chart:data-point chart:repeated="3"/>
            <loext:propertry-mapping loext:property="BorderColor" loext:cell-range-address="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ython</text:p>
              </table:table-cell>
              <table:table-cell office:value-type="string">
                <text:p/>
              </table:table-cell>
              <table:table-cell office:value-type="string">
                <text:p>c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5x5</text:p>
                <draw:g>
                  <svg:desc>Sheet1.C1:Sheet1.C3</svg:desc>
                </draw:g>
              </table:table-cell>
              <table:table-cell office:value-type="float" office:value="-4.22184874961636">
                <text:p>-4.22184874961636</text:p>
                <draw:g>
                  <svg:desc>Sheet1.D1:Sheet1.D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-6">
                <text:p>-6</text:p>
                <draw:g>
                  <svg:desc>Sheet1.E1:Sheet1.E3</svg:desc>
                </draw:g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x50</text:p>
              </table:table-cell>
              <table:table-cell office:value-type="float" office:value="-1.16980282179713">
                <text:p>-1.16980282179713</text:p>
              </table:table-cell>
              <table:table-cell office:value-type="float" office:value="NaN">
                <text:p>NaN</text:p>
              </table:table-cell>
              <table:table-cell office:value-type="float" office:value="-3">
                <text:p>-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x500</text:p>
              </table:table-cell>
              <table:table-cell office:value-type="float" office:value="1.95988143075723">
                <text:p>1.95988143075723</text:p>
              </table:table-cell>
              <table:table-cell office:value-type="float" office:value="NaN">
                <text:p>NaN</text:p>
              </table:table-cell>
              <table:table-cell office:value-type="float" office:value="0.265996370495079">
                <text:p>0.26599637049507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Windows_X86_64 LibreOffice_project/1ec314fa52f458adc18c4f025c545a4e8b22c15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